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c51d0" officeooo:paragraph-rsid="001c51d0" style:font-size-asian="10.5pt" style:font-size-complex="12pt"/>
    </style:style>
    <style:style style:name="P2" style:family="paragraph" style:parent-style-name="Standard">
      <style:text-properties fo:language="cs" fo:country="CZ" officeooo:rsid="001c51d0" officeooo:paragraph-rsid="001c51d0"/>
    </style:style>
    <style:style style:name="P3" style:family="paragraph" style:parent-style-name="Standard">
      <style:text-properties fo:language="cs" fo:country="CZ" officeooo:rsid="001c51d0" officeooo:paragraph-rsid="001de9e7"/>
    </style:style>
    <style:style style:name="P4" style:family="paragraph" style:parent-style-name="Standard">
      <style:text-properties fo:language="cs" fo:country="CZ" officeooo:rsid="001dd0e0" officeooo:paragraph-rsid="001dd0e0"/>
    </style:style>
    <style:style style:name="P5" style:family="paragraph" style:parent-style-name="Standard">
      <style:text-properties fo:language="cs" fo:country="CZ" officeooo:rsid="001de9e7" officeooo:paragraph-rsid="001de9e7"/>
    </style:style>
    <style:style style:name="P6" style:family="paragraph" style:parent-style-name="Standard">
      <style:text-properties fo:language="cs" fo:country="CZ" fo:font-weight="bold" officeooo:rsid="001de9e7" officeooo:paragraph-rsid="001de9e7" style:font-weight-asian="bold" style:font-weight-complex="bold"/>
    </style:style>
    <style:style style:name="P7" style:family="paragraph" style:parent-style-name="Standard">
      <style:text-properties officeooo:paragraph-rsid="001de9e7"/>
    </style:style>
    <style:style style:name="P8" style:family="paragraph" style:parent-style-name="Standard">
      <style:text-properties fo:language="cs" fo:country="CZ" fo:font-weight="bold" officeooo:rsid="001c51d0" officeooo:paragraph-rsid="001de9e7" style:font-weight-asian="bold" style:font-weight-complex="bold"/>
    </style:style>
    <style:style style:name="P9" style:family="paragraph" style:parent-style-name="Standard">
      <style:text-properties fo:language="cs" fo:country="CZ" fo:font-weight="bold" officeooo:rsid="001c51d0" officeooo:paragraph-rsid="001f924e" style:font-weight-asian="bold" style:font-weight-complex="bold"/>
    </style:style>
    <style:style style:name="P10" style:family="paragraph" style:parent-style-name="Standard">
      <style:text-properties fo:language="cs" fo:country="CZ" fo:font-weight="bold" officeooo:rsid="001de9e7" officeooo:paragraph-rsid="001f924e" style:font-weight-asian="bold" style:font-weight-complex="bold"/>
    </style:style>
    <style:style style:name="P11" style:family="paragraph" style:parent-style-name="Standard">
      <style:text-properties fo:language="cs" fo:country="CZ" fo:font-weight="normal" officeooo:rsid="001de9e7" officeooo:paragraph-rsid="001de9e7" style:font-weight-asian="normal" style:font-weight-complex="normal"/>
    </style:style>
    <style:style style:name="P12" style:family="paragraph" style:parent-style-name="Standard">
      <style:text-properties fo:language="cs" fo:country="CZ" fo:font-weight="normal" officeooo:rsid="001de9e7" officeooo:paragraph-rsid="001f924e" style:font-weight-asian="normal" style:font-weight-complex="normal"/>
    </style:style>
    <style:style style:name="P13" style:family="paragraph" style:parent-style-name="Standard">
      <style:text-properties fo:language="cs" fo:country="CZ" fo:font-weight="normal" officeooo:rsid="001f924e" officeooo:paragraph-rsid="001f924e" style:font-weight-asian="normal" style:font-weight-complex="normal"/>
    </style:style>
    <style:style style:name="P14" style:family="paragraph" style:parent-style-name="Standard">
      <style:text-properties fo:language="cs" fo:country="CZ" officeooo:rsid="001c51d0" officeooo:paragraph-rsid="001f924e"/>
    </style:style>
    <style:style style:name="P15" style:family="paragraph" style:parent-style-name="Standard">
      <style:text-properties fo:language="cs" fo:country="CZ" officeooo:rsid="001de9e7" officeooo:paragraph-rsid="001f924e"/>
    </style:style>
    <style:style style:name="P16" style:family="paragraph" style:parent-style-name="Standard">
      <style:paragraph-properties fo:text-align="center" style:justify-single-word="false"/>
      <style:text-properties fo:font-size="18pt" officeooo:rsid="001c51d0" officeooo:paragraph-rsid="001c51d0" style:font-size-asian="18pt" style:font-size-complex="18pt"/>
    </style:style>
    <style:style style:name="P17" style:family="paragraph" style:parent-style-name="Standard">
      <style:paragraph-properties fo:text-align="center" style:justify-single-word="false"/>
      <style:text-properties fo:font-size="18pt" officeooo:rsid="001f924e" officeooo:paragraph-rsid="001f924e" style:font-size-asian="18pt" style:font-size-complex="18pt"/>
    </style:style>
    <style:style style:name="P18" style:family="paragraph" style:parent-style-name="Standard">
      <style:text-properties fo:font-size="12pt" officeooo:rsid="001c51d0" officeooo:paragraph-rsid="001f924e" style:font-size-asian="10.5pt" style:font-size-complex="12pt"/>
    </style:style>
    <style:style style:name="P19" style:family="paragraph" style:parent-style-name="Standard">
      <style:text-properties officeooo:paragraph-rsid="001f924e"/>
    </style:style>
    <style:style style:name="P20" style:family="paragraph" style:parent-style-name="Standard">
      <style:paragraph-properties fo:text-align="end" style:justify-single-word="false"/>
      <style:text-properties fo:font-size="13pt" fo:language="cs" fo:country="CZ" officeooo:rsid="001dd0e0" officeooo:paragraph-rsid="001f924e" style:font-size-asian="13pt" style:font-size-complex="13pt"/>
    </style:style>
    <style:style style:name="P21" style:family="paragraph" style:parent-style-name="Standard">
      <style:paragraph-properties fo:text-align="center" style:justify-single-word="false" fo:break-before="page"/>
      <style:text-properties fo:font-size="18pt" officeooo:rsid="001c51d0" officeooo:paragraph-rsid="001c51d0" style:font-size-asian="18pt" style:font-size-complex="18pt"/>
    </style:style>
    <style:style style:name="T1" style:family="text">
      <style:text-properties officeooo:rsid="001d623e"/>
    </style:style>
    <style:style style:name="T2" style:family="text">
      <style:text-properties officeooo:rsid="001de9e7"/>
    </style:style>
    <style:style style:name="T3" style:family="text">
      <style:text-properties fo:font-weight="bold" style:font-weight-asian="bold" style:font-weight-complex="bold"/>
    </style:style>
    <style:style style:name="T4" style:family="text">
      <style:text-properties fo:language="cs" fo:country="CZ" fo:font-weight="normal" officeooo:rsid="001de9e7" style:font-weight-asian="normal" style:font-weight-complex="normal"/>
    </style:style>
    <style:style style:name="T5" style:family="text">
      <style:text-properties fo:language="cs" fo:country="CZ" fo:font-weight="bold" officeooo:rsid="001c51d0" style:font-weight-asian="bold" style:font-weight-complex="bold"/>
    </style:style>
    <style:style style:name="T6" style:family="text">
      <style:text-properties fo:language="cs" fo:country="CZ" fo:font-weight="bold" officeooo:rsid="001de9e7" style:font-weight-asian="bold" style:font-weight-complex="bold"/>
    </style:style>
    <style:style style:name="T7" style:family="text">
      <style:text-properties officeooo:rsid="001f92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eport – task 2</text:p>
      <text:p text:style-name="P17"/>
      <text:p text:style-name="P18"/>
      <text:p text:style-name="P10">Úvod</text:p>
      <text:p text:style-name="P14">K řešení příkladu byla <text:span text:style-name="T7">využita </text:span>třída Graph, <text:span text:style-name="T7">která byla vytvořena v při minulém úkolu</text:span>. Zaroveň byly tedy vytvořeny jednotkové testy za pomoci balíčku unittest, které obsahuje třída GraphTest, <text:span text:style-name="T1">jež se nachází v </text:span><text:span text:style-name="T7">souboru test_graph</text:span><text:span text:style-name="T1">.py. </text:span><text:span text:style-name="T7">Nové složitější problémy si vynutily vytvoření třídy Connection. Velkou změnou v tomto běhu bylo vytvoření akceptačních testů, které odhalily silně zvýšily kvalitu řešení. </text:span><text:span text:style-name="T1">Při řešení úkolů nebyla využita žádná knihovna třetích stran, kromě knihoven integrovaných v samotném prostředí pythonu – </text:span><text:span text:style-name="T7">sys a copy</text:span><text:span text:style-name="T1">.</text:span></text:p>
      <text:p text:style-name="P14"/>
      <text:p text:style-name="P9">Grafová struktura</text:p>
      <text:p text:style-name="P19"><text:span text:style-name="T4">Jako grafová struktura byl zvolen seznam uzlů (string) a seznam hran</text:span><text:span text:style-name="T5"> </text:span><text:span text:style-name="T6">(</text:span><text:span text:style-name="T4">seznam hodnot pořadí: počáteční uzel, koncový uzel, hodnota hrany). Neorientované hrany jsou reprezentovány dvěma protisměrnými hranami. Struktura formou seznamů byla zvolena z důvodu předchozích pozitivních zkušeností s tímto přístupem v bakalářské práci.</text:span></text:p>
      <text:p text:style-name="P12"/>
      <text:p text:style-name="P9">Použité algoritmy</text:p>
      <text:p text:style-name="P13">Při řešení úkolu byl využit Kruskalův algoritmus, pro hledání minimalní kostry grafu. Tento algoritmus byl zvolen proto, že se na počátku jevil jako nejjednodušší na implementaci. Nakonec se ale ukázalo, že jeho implementace není pravděpodobně o nic snažší než u Borůvkova či Jarníkova algoritmu.</text:p>
      <text:p text:style-name="P12"/>
      <text:p text:style-name="P14"><text:span text:style-name="T3">Zhodnocení</text:span> </text:p>
      <text:p text:style-name="P15"><text:span text:style-name="T7">Stejně jako u řešení předchozího úkolu</text:span> byl <text:span text:style-name="T7">největší problém </text:span>samotný jazyk Python, protože se jednalo o moji první zkušenost s ním, a to zároveň považuji za největší přínos pro mě. <text:span text:style-name="T7">Mnoho času bylo nutno věnovat na opravu syntaktických chyb, takže je na zváženou přechod na jiné IDE než Atom.</text:span></text:p>
      <text:p text:style-name="P15"/>
      <text:p text:style-name="P20">Jaroslav Otradovec</text:p>
      <text:p text:style-name="P16"/>
      <text:p text:style-name="P16"/>
      <text:p text:style-name="P16"/>
      <text:p text:style-name="P16"/>
      <text:p text:style-name="P16"/>
      <text:p text:style-name="P16"/>
      <text:p text:style-name="P21">Report – <text:span text:style-name="T2">task 1</text:span></text:p>
      <text:p text:style-name="P1"/>
      <text:p text:style-name="P6">Úvod</text:p>
      <text:p text:style-name="P2">K řešení příkladu byla vytvořena třída Graph pomocí TDD. Zaroveň byly tedy vytvořeny jednotkové testy za pomoci balíčku unittest, které obsahuje třída GraphTest, <text:span text:style-name="T1">jež se nachází ve stejnojmenné třídě GraphTest.py. Při řešení úkolů nebyla využita žádná knihovna třetích stran, kromě knihoven integrovaných v samotném prostředí pythonu.</text:span></text:p>
      <text:p text:style-name="P2"/>
      <text:p text:style-name="P8">Grafová struktura</text:p>
      <text:p text:style-name="P7"><text:span text:style-name="T4">Jako grafová struktura byl zvolen seznam uzlů (string) a seznam hran</text:span><text:span text:style-name="T5"> </text:span><text:span text:style-name="T6">(</text:span><text:span text:style-name="T4">seznam hodnot pořadí: počáteční uzel, koncový uzel, hodnota hrany). Neorientované hrany jsou reprezentovány dvěma protisměrnými hranami. Struktura formou seznamů byla zvolena z důvodu předchozích pozitivních zkušeností s tímto přístupem v bakalářské práci.</text:span></text:p>
      <text:p text:style-name="P11"/>
      <text:p text:style-name="P8">Použité algoritmy</text:p>
      <text:p text:style-name="P11">Nejsem si vědom použití nějakého algoritmu z přednášek při řešení toho ůkolu.</text:p>
      <text:p text:style-name="P11"/>
      <text:p text:style-name="P3"><text:span text:style-name="T3">Zhodnocení</text:span> </text:p>
      <text:p text:style-name="P5">Největší problém byl samotný jazyk Python, protože se jednalo o moji první zkušenost s ním, a to zároveň považuji za největší přínos pro mě. Zároveň to bylo po prvé, co jsem si udělal vlastní Makefile, za což jsem také rád.</text:p>
      <text:p text:style-name="P5"/>
      <text:p text:style-name="P4">Jaroslav Otradove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09:02:24.341779413</meta:creation-date>
    <dc:date>2021-03-23T22:36:45.285335001</dc:date>
    <meta:editing-duration>PT14M28S</meta:editing-duration>
    <meta:editing-cycles>4</meta:editing-cycles>
    <meta:generator>LibreOffice/6.4.7.2$Linux_X86_64 LibreOffice_project/40$Build-2</meta:generator>
    <meta:document-statistic meta:table-count="0" meta:image-count="0" meta:object-count="0" meta:page-count="2" meta:paragraph-count="20" meta:word-count="375" meta:character-count="2571" meta:non-whitespace-character-count="2211"/>
  </office:meta>
</office:document-meta>
</file>